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A300000040E815716A2DA1D01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Arial2"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color="#000000" fo:language="es" fo:country="ES" officeooo:paragraph-rsid="001f6d45"/>
    </style:style>
    <style:style style:name="P2" style:family="paragraph" style:parent-style-name="Header">
      <style:text-properties fo:language="es" fo:country="ES"/>
    </style:style>
    <style:style style:name="P3" style:family="paragraph" style:parent-style-name="Standard">
      <style:text-properties fo:language="es" fo:country="ES"/>
    </style:style>
    <style:style style:name="P4" style:family="paragraph" style:parent-style-name="Standard">
      <style:paragraph-properties fo:text-align="justify" style:justify-single-word="false"/>
      <style:text-properties fo:language="es" fo:country="ES" officeooo:rsid="001ac6b5" officeooo:paragraph-rsid="001ac6b5" fo:background-color="#ffffff"/>
    </style:style>
    <style:style style:name="P5" style:family="paragraph" style:parent-style-name="Standard">
      <style:paragraph-properties fo:text-align="justify" style:justify-single-word="false"/>
      <style:text-properties fo:language="es" fo:country="ES" officeooo:paragraph-rsid="001839b4" fo:background-color="#ffffff"/>
    </style:style>
    <style:style style:name="P6" style:family="paragraph" style:parent-style-name="Standard">
      <style:text-properties fo:language="es" fo:country="ES" officeooo:rsid="002a74f9" officeooo:paragraph-rsid="002a74f9" fo:background-color="#ffffff"/>
    </style:style>
    <style:style style:name="P7" style:family="paragraph" style:parent-style-name="Standard">
      <style:paragraph-properties fo:text-align="justify" style:justify-single-word="false"/>
      <style:text-properties fo:language="es" fo:country="ES" officeooo:rsid="001839b4" officeooo:paragraph-rsid="001839b4"/>
    </style:style>
    <style:style style:name="P8" style:family="paragraph" style:parent-style-name="Standard">
      <style:paragraph-properties fo:text-align="justify" style:justify-single-word="false"/>
      <style:text-properties fo:language="es" fo:country="ES" officeooo:rsid="00190124" officeooo:paragraph-rsid="001ac6b5"/>
    </style:style>
    <style:style style:name="P9" style:family="paragraph" style:parent-style-name="Standard">
      <style:text-properties fo:language="es" fo:country="ES" officeooo:paragraph-rsid="002a74f9"/>
    </style:style>
    <style:style style:name="P10" style:family="paragraph" style:parent-style-name="Standard">
      <style:text-properties fo:language="es" fo:country="ES" officeooo:paragraph-rsid="001ac6b5"/>
    </style:style>
    <style:style style:name="P11" style:family="paragraph" style:parent-style-name="Standard">
      <style:paragraph-properties fo:text-align="justify" style:justify-single-word="false"/>
      <style:text-properties fo:language="es" fo:country="ES" officeooo:rsid="001ac6b5" officeooo:paragraph-rsid="001ac6b5"/>
    </style:style>
    <style:style style:name="P12" style:family="paragraph" style:parent-style-name="Standard">
      <style:paragraph-properties fo:text-align="justify" style:justify-single-word="false"/>
      <style:text-properties fo:color="#000000" style:font-name="Arial" fo:font-size="10pt" fo:language="es" fo:country="ES" fo:font-style="normal" officeooo:rsid="001839b4" officeooo:paragraph-rsid="001839b4" style:font-name-asian="Times New Roman" style:font-size-asian="10pt" style:font-style-asian="normal" style:font-name-complex="Arial" style:font-size-complex="10pt" style:language-complex="ar" style:country-complex="SA" style:font-style-complex="normal"/>
    </style:style>
    <style:style style:name="P13" style:family="paragraph" style:parent-style-name="Standard">
      <style:paragraph-properties fo:text-align="justify" style:justify-single-word="false"/>
      <style:text-properties fo:color="#000080" fo:font-size="14pt" fo:language="es" fo:country="ES" officeooo:rsid="00216c94" officeooo:paragraph-rsid="00216c94" style:font-size-asian="14pt" style:font-size-complex="14pt"/>
    </style:style>
    <style:style style:name="P14" style:family="paragraph" style:parent-style-name="Standard">
      <style:paragraph-properties fo:text-align="justify" style:justify-single-word="false"/>
      <style:text-properties fo:color="#000080" fo:font-size="14pt" fo:language="es" fo:country="ES" officeooo:rsid="00216c94" officeooo:paragraph-rsid="00243f25" style:font-size-asian="14pt" style:font-size-complex="14pt"/>
    </style:style>
    <style:style style:name="P15" style:family="paragraph" style:parent-style-name="Standard">
      <style:paragraph-properties fo:text-align="justify" style:justify-single-word="false"/>
      <style:text-properties fo:color="#000080" fo:font-size="14pt" fo:language="es" fo:country="ES" officeooo:rsid="00243f25" officeooo:paragraph-rsid="00243f25" style:font-size-asian="14pt" style:font-size-complex="14pt"/>
    </style:style>
    <style:style style:name="P16" style:family="paragraph" style:parent-style-name="Standard">
      <style:paragraph-properties fo:text-align="justify" style:justify-single-word="false"/>
      <style:text-properties style:font-name="Courier New1" fo:language="es" fo:country="ES" officeooo:rsid="001ac6b5" officeooo:paragraph-rsid="001ac6b5"/>
    </style:style>
    <style:style style:name="P17" style:family="paragraph" style:parent-style-name="Standard">
      <style:text-properties officeooo:paragraph-rsid="002a74f9"/>
    </style:style>
    <style:style style:name="P18" style:family="paragraph" style:parent-style-name="Standard">
      <style:paragraph-properties fo:margin-left="12.488cm" fo:margin-right="0cm" fo:text-align="justify" style:justify-single-word="false" fo:text-indent="0cm" style:auto-text-indent="false"/>
      <style:text-properties fo:color="#000080" fo:language="es" fo:country="ES"/>
    </style:style>
    <style:style style:name="P19" style:family="paragraph" style:parent-style-name="UOC_5f_normal">
      <style:paragraph-properties fo:margin-left="0cm" fo:margin-right="-0.499cm" fo:margin-top="0.141cm" fo:margin-bottom="0.141cm" loext:contextual-spacing="false" fo:orphans="2" fo:widows="2" fo:text-indent="0cm" style:auto-text-indent="false" style:writing-mode="lr-tb"/>
      <style:text-properties fo:color="#757578" style:font-name="Arial2" fo:font-size="11pt" fo:language="es" fo:country="ES" officeooo:paragraph-rsid="00216c94" style:font-size-asian="11pt" style:font-size-complex="11pt"/>
    </style:style>
    <style:style style:name="P20" style:family="paragraph" style:parent-style-name="UOC_5f_normal">
      <style:paragraph-properties fo:margin-left="0cm" fo:margin-right="-0.499cm" fo:margin-top="0.141cm" fo:margin-bottom="0.141cm" loext:contextual-spacing="false" fo:orphans="2" fo:widows="2" fo:text-indent="0cm" style:auto-text-indent="false" style:writing-mode="lr-tb"/>
      <style:text-properties fo:color="#757578" style:font-name="Arial2" fo:font-size="11pt" fo:language="es" fo:country="ES" officeooo:paragraph-rsid="002d3532" style:font-size-asian="11pt" style:font-size-complex="11pt"/>
    </style:style>
    <style:style style:name="P21" style:family="paragraph" style:parent-style-name="UOC_5f_normal">
      <style:paragraph-properties fo:margin-left="0cm" fo:margin-right="-0.499cm" fo:margin-top="0.141cm" fo:margin-bottom="0.141cm" loext:contextual-spacing="false" fo:orphans="2" fo:widows="2" fo:text-indent="0cm" style:auto-text-indent="false" style:writing-mode="lr-tb"/>
      <style:text-properties fo:color="#757578" style:font-name="Arial2" fo:font-size="11pt" fo:language="es" fo:country="ES" officeooo:rsid="000d0329" officeooo:paragraph-rsid="00216c94" style:font-size-asian="11pt" style:font-size-complex="11pt"/>
    </style:style>
    <style:style style:name="P22" style:family="paragraph" style:parent-style-name="UOC_5f_normal">
      <style:paragraph-properties fo:margin-left="0cm" fo:margin-right="-0.499cm" fo:margin-top="0.141cm" fo:margin-bottom="0.141cm" loext:contextual-spacing="false" fo:orphans="2" fo:widows="2" fo:text-indent="0cm" style:auto-text-indent="false" style:writing-mode="lr-tb"/>
      <style:text-properties fo:color="#757578" style:font-name="Arial2" fo:font-size="11pt" fo:language="es" fo:country="ES" officeooo:rsid="00216c94" officeooo:paragraph-rsid="00216c94" style:font-size-asian="11pt" style:font-size-complex="11pt"/>
    </style:style>
    <style:style style:name="P23" style:family="paragraph" style:parent-style-name="UOC_5f_normal">
      <style:paragraph-properties fo:margin-left="0cm" fo:margin-right="-0.499cm" fo:margin-top="0.141cm" fo:margin-bottom="0.141cm" loext:contextual-spacing="false" fo:text-align="justify" style:justify-single-word="false" fo:orphans="2" fo:widows="2" fo:text-indent="0cm" style:auto-text-indent="false" style:writing-mode="lr-tb"/>
      <style:text-properties fo:color="#757578" style:font-name="Arial" fo:font-size="11pt" fo:language="es" fo:country="ES" officeooo:rsid="00243f25" officeooo:paragraph-rsid="00243f25" style:font-size-asian="11pt" style:font-name-complex="Arial" style:font-size-complex="11pt"/>
    </style:style>
    <style:style style:name="P24" style:family="paragraph" style:parent-style-name="UOC_5f_normal">
      <style:paragraph-properties fo:margin-left="0cm" fo:margin-right="-0.499cm" fo:margin-top="0.141cm" fo:margin-bottom="0.141cm" loext:contextual-spacing="false" fo:orphans="2" fo:widows="2" fo:text-indent="0cm" style:auto-text-indent="false" style:writing-mode="lr-tb"/>
      <style:text-properties fo:font-size="11pt" fo:language="es" fo:country="ES" officeooo:paragraph-rsid="00216c94" style:font-size-asian="11pt" style:font-size-complex="11pt"/>
    </style:style>
    <style:style style:name="P25" style:family="paragraph" style:parent-style-name="UOC_5f_normal">
      <style:paragraph-properties fo:margin-left="0cm" fo:margin-right="-0.499cm" fo:margin-top="0.141cm" fo:margin-bottom="0.141cm" loext:contextual-spacing="false" fo:orphans="2" fo:widows="2" fo:text-indent="0cm" style:auto-text-indent="false" style:writing-mode="lr-tb"/>
      <style:text-properties officeooo:paragraph-rsid="002d3532"/>
    </style:style>
    <style:style style:name="P26" style:family="paragraph" style:parent-style-name="UOC_5f_normal">
      <style:paragraph-properties fo:margin-left="0cm" fo:margin-right="-0.499cm" fo:margin-top="0.141cm" fo:margin-bottom="0.141cm" loext:contextual-spacing="false" fo:text-align="justify" style:justify-single-word="false" fo:orphans="2" fo:widows="2" fo:text-indent="0cm" style:auto-text-indent="false" style:writing-mode="lr-tb"/>
      <style:text-properties officeooo:paragraph-rsid="00243f25"/>
    </style:style>
    <style:style style:name="P27" style:family="paragraph" style:parent-style-name="UOC_5f_titol">
      <style:paragraph-properties fo:margin-left="0cm" fo:margin-right="-0.499cm" fo:margin-top="0.141cm" fo:margin-bottom="0.141cm" loext:contextual-spacing="false" fo:orphans="2" fo:widows="2" fo:text-indent="0cm" style:auto-text-indent="false" style:writing-mode="lr-tb"/>
      <style:text-properties fo:color="#0045ad" style:font-name="Arial2" fo:font-size="11pt" fo:language="es" fo:country="ES" fo:font-weight="bold" officeooo:paragraph-rsid="00216c94" style:font-size-asian="11pt" style:font-weight-asian="bold" style:font-size-complex="11pt"/>
    </style:style>
    <style:style style:name="P28" style:family="paragraph" style:parent-style-name="UOC_5f_titol">
      <style:paragraph-properties fo:margin-left="0cm" fo:margin-right="-0.499cm" fo:margin-top="0.141cm" fo:margin-bottom="0.141cm" loext:contextual-spacing="false" fo:orphans="2" fo:widows="2" fo:text-indent="0cm" style:auto-text-indent="false" style:writing-mode="lr-tb"/>
      <style:text-properties fo:font-size="11pt" fo:language="es" fo:country="ES" officeooo:paragraph-rsid="00216c94" style:font-size-asian="11pt" style:font-size-complex="11pt"/>
    </style:style>
    <style:style style:name="P29" style:family="paragraph" style:parent-style-name="UOC_5f_normal" style:master-page-name="">
      <style:paragraph-properties fo:margin-left="0cm" fo:margin-right="-0.499cm" fo:margin-top="0.141cm" fo:margin-bottom="0.141cm" loext:contextual-spacing="false" fo:orphans="2" fo:widows="2" fo:text-indent="0cm" style:auto-text-indent="false" style:page-number="auto" style:writing-mode="lr-tb"/>
      <style:text-properties fo:color="#0045ad" style:font-name="Arial2" fo:font-size="11pt" fo:language="es" fo:country="ES" fo:font-weight="bold" officeooo:paragraph-rsid="00216c94" style:font-size-asian="11pt" style:font-weight-asian="bold" style:font-size-complex="11pt"/>
    </style:style>
    <style:style style:name="P30" style:family="paragraph" style:parent-style-name="UOC_5f_titol">
      <style:paragraph-properties fo:orphans="2" fo:widows="2" style:writing-mode="lr-tb"/>
      <style:text-properties fo:font-size="11pt" fo:language="es" fo:country="ES" fo:font-weight="bold" officeooo:paragraph-rsid="00216c94" style:font-size-asian="11pt" style:font-weight-asian="bold" style:font-size-complex="11pt" style:font-weight-complex="bold"/>
    </style:style>
    <style:style style:name="P31" style:family="paragraph" style:parent-style-name="UOC_5f_titol">
      <style:paragraph-properties fo:orphans="2" fo:widows="2" style:writing-mode="lr-tb"/>
      <style:text-properties fo:color="#0045ad" style:font-name="Arial2" fo:font-size="11pt" fo:language="es" fo:country="ES" fo:font-weight="bold" officeooo:paragraph-rsid="00216c94" style:font-size-asian="11pt" style:font-weight-asian="bold" style:font-size-complex="11pt" style:font-weight-complex="bold"/>
    </style:style>
    <style:style style:name="P32" style:family="paragraph" style:parent-style-name="Standard">
      <style:paragraph-properties fo:text-align="justify" style:justify-single-word="false"/>
      <style:text-properties fo:language="es" fo:country="ES" officeooo:rsid="0012ccfa" officeooo:paragraph-rsid="0012ccfa"/>
    </style:style>
    <style:style style:name="P33" style:family="paragraph" style:parent-style-name="Standard" style:list-style-name="L1">
      <style:paragraph-properties fo:text-align="justify" style:justify-single-word="false"/>
      <style:text-properties fo:language="es" fo:country="ES" officeooo:rsid="001ac6b5" officeooo:paragraph-rsid="001ac6b5"/>
    </style:style>
    <style:style style:name="P34" style:family="paragraph" style:parent-style-name="Standard" style:list-style-name="L1">
      <style:paragraph-properties fo:text-align="justify" style:justify-single-word="false"/>
      <style:text-properties fo:language="es" fo:country="ES" officeooo:rsid="001ac6b5" officeooo:paragraph-rsid="001839b4"/>
    </style:style>
    <style:style style:name="P35" style:family="paragraph" style:parent-style-name="Standard" style:list-style-name="L1">
      <style:paragraph-properties fo:text-align="justify" style:justify-single-word="false"/>
      <style:text-properties fo:language="es" fo:country="ES" officeooo:paragraph-rsid="001839b4"/>
    </style:style>
    <style:style style:name="P36" style:family="paragraph" style:parent-style-name="Standard" style:list-style-name="L2">
      <style:paragraph-properties fo:text-align="justify" style:justify-single-word="false"/>
      <style:text-properties fo:language="es" fo:country="ES" officeooo:paragraph-rsid="001ac6b5"/>
    </style:style>
    <style:style style:name="P37" style:family="paragraph" style:parent-style-name="Standard" style:list-style-name="L1">
      <style:paragraph-properties fo:text-align="justify" style:justify-single-word="false"/>
      <style:text-properties fo:language="es" fo:country="ES" officeooo:rsid="001839b4" officeooo:paragraph-rsid="001839b4" fo:background-color="#ffffff"/>
    </style:style>
    <style:style style:name="P38" style:family="paragraph" style:parent-style-name="Standard">
      <style:text-properties fo:language="es" fo:country="ES" officeooo:rsid="00307ac3" officeooo:paragraph-rsid="002a74f9" fo:background-color="#ffffff"/>
    </style:style>
    <style:style style:name="P39" style:family="paragraph" style:parent-style-name="Standard" style:list-style-name="L2">
      <style:paragraph-properties fo:text-align="justify" style:justify-single-word="false"/>
      <style:text-properties fo:language="es" fo:country="ES" fo:font-weight="bold" officeooo:paragraph-rsid="001ac6b5" style:font-weight-asian="bold" style:font-weight-complex="bold"/>
    </style:style>
    <style:style style:name="P40" style:family="paragraph" style:parent-style-name="Standard" style:list-style-name="L2">
      <style:text-properties fo:language="es" fo:country="ES" fo:font-weight="bold" officeooo:paragraph-rsid="001ac6b5" style:font-weight-asian="bold" style:font-weight-complex="bold"/>
    </style:style>
    <style:style style:name="P41" style:family="paragraph" style:parent-style-name="Standard" style:list-style-name="L2">
      <style:text-properties fo:language="es" fo:country="ES" officeooo:paragraph-rsid="001ac6b5"/>
    </style:style>
    <style:style style:name="P42" style:family="paragraph" style:parent-style-name="Standard" style:list-style-name="WW8Num2">
      <style:text-properties fo:language="es" fo:country="ES" officeooo:paragraph-rsid="001ac6b5"/>
    </style:style>
    <style:style style:name="P43" style:family="paragraph" style:parent-style-name="Standard" style:list-style-name="WW8Num2">
      <style:text-properties fo:language="es" fo:country="ES" officeooo:rsid="002a74f9" officeooo:paragraph-rsid="001ac6b5"/>
    </style:style>
    <style:style style:name="P44" style:family="paragraph" style:parent-style-name="Standard" style:list-style-name="WW8Num2">
      <style:text-properties fo:language="es" fo:country="ES" officeooo:rsid="002a74f9" officeooo:paragraph-rsid="002a74f9"/>
    </style:style>
    <style:style style:name="P45" style:family="paragraph" style:parent-style-name="Standard">
      <style:paragraph-properties fo:text-align="justify" style:justify-single-word="false"/>
      <style:text-properties fo:font-variant="normal" fo:text-transform="none" fo:color="#000000" style:font-name="Arial" fo:font-size="10pt" fo:letter-spacing="normal" fo:language="es" fo:country="ES" fo:font-style="normal" fo:font-weight="normal" officeooo:rsid="001839b4" officeooo:paragraph-rsid="001ac6b5" style:font-name-asian="Times New Roman" style:font-size-asian="10pt" style:font-style-asian="normal" style:font-name-complex="Arial" style:font-size-complex="10pt" style:language-complex="ar" style:country-complex="SA" style:font-style-complex="normal"/>
    </style:style>
    <style:style style:name="P46" style:family="paragraph" style:parent-style-name="Standard">
      <style:paragraph-properties fo:text-align="justify" style:justify-single-word="false"/>
      <style:text-properties fo:font-variant="normal" fo:text-transform="none" fo:color="#000000" style:font-name="Arial" fo:font-size="10pt" fo:letter-spacing="normal" fo:language="es" fo:country="ES" fo:font-style="normal" fo:font-weight="normal" officeooo:rsid="001839b4" officeooo:paragraph-rsid="002e8036" style:font-name-asian="Times New Roman" style:font-size-asian="10pt" style:font-style-asian="normal" style:font-name-complex="Arial" style:font-size-complex="10pt" style:language-complex="ar" style:country-complex="SA" style:font-style-complex="normal"/>
    </style:style>
    <style:style style:name="P47" style:family="paragraph" style:parent-style-name="Standard">
      <style:paragraph-properties fo:text-align="justify" style:justify-single-word="false"/>
      <style:text-properties fo:font-variant="normal" fo:text-transform="none" fo:color="#000000" style:font-name="Courier New1" fo:font-size="10pt" fo:letter-spacing="normal" fo:language="es" fo:country="ES" fo:font-style="normal" fo:font-weight="normal" officeooo:rsid="001839b4" officeooo:paragraph-rsid="001ac6b5" style:font-name-asian="Times New Roman" style:font-size-asian="10pt" style:font-style-asian="normal" style:font-name-complex="Arial" style:font-size-complex="10pt" style:language-complex="ar" style:country-complex="SA" style:font-style-complex="normal"/>
    </style:style>
    <style:style style:name="P48" style:family="paragraph" style:parent-style-name="Standard">
      <style:paragraph-properties fo:text-align="justify" style:justify-single-word="false"/>
      <style:text-properties fo:font-variant="normal" fo:text-transform="none" fo:color="#000000" style:font-name="Courier New1" fo:font-size="10pt" fo:letter-spacing="normal" fo:language="es" fo:country="ES" fo:font-style="normal" fo:font-weight="normal" officeooo:rsid="001839b4" officeooo:paragraph-rsid="002e8036" style:font-name-asian="Times New Roman" style:font-size-asian="10pt" style:font-style-asian="normal" style:font-name-complex="Arial" style:font-size-complex="10pt" style:language-complex="ar" style:country-complex="SA" style:font-style-complex="normal"/>
    </style:style>
    <style:style style:name="P49" style:family="paragraph" style:parent-style-name="Standard">
      <style:paragraph-properties fo:text-align="justify" style:justify-single-word="false"/>
      <style:text-properties fo:font-variant="normal" fo:text-transform="none" fo:color="#000000" style:font-name="Courier New1" fo:font-size="10pt" fo:letter-spacing="normal" fo:language="es" fo:country="ES" fo:font-style="normal" fo:font-weight="normal" officeooo:rsid="002e8036" officeooo:paragraph-rsid="002e8036" style:font-name-asian="Times New Roman" style:font-size-asian="10pt" style:font-style-asian="normal" style:font-name-complex="Arial" style:font-size-complex="10pt" style:language-complex="ar" style:country-complex="SA" style:font-style-complex="normal"/>
    </style:style>
    <style:style style:name="P50" style:family="paragraph" style:parent-style-name="Heading_20_1">
      <style:paragraph-properties fo:text-align="justify" style:justify-single-word="false"/>
      <style:text-properties fo:language="es" fo:country="ES" officeooo:paragraph-rsid="0012ccfa"/>
    </style:style>
    <style:style style:name="P51" style:family="paragraph" style:parent-style-name="Heading_20_1">
      <style:paragraph-properties fo:text-align="justify" style:justify-single-word="false"/>
      <style:text-properties fo:language="es" fo:country="ES" officeooo:rsid="0012ccfa" officeooo:paragraph-rsid="001839b4"/>
    </style:style>
    <style:style style:name="P52" style:family="paragraph" style:parent-style-name="Heading_20_1">
      <style:paragraph-properties fo:text-align="justify" style:justify-single-word="false"/>
      <style:text-properties fo:language="es" fo:country="ES" officeooo:rsid="001ac6b5" officeooo:paragraph-rsid="001ac6b5" fo:background-color="#ffffff"/>
    </style:style>
    <style:style style:name="P53" style:family="paragraph" style:parent-style-name="Heading_20_2">
      <style:text-properties fo:language="es" fo:country="ES" officeooo:rsid="002b9d81" officeooo:paragraph-rsid="002b9d81"/>
    </style:style>
    <style:style style:name="P54" style:family="paragraph" style:parent-style-name="Heading_20_3">
      <style:text-properties officeooo:rsid="002ad0b4" officeooo:paragraph-rsid="002ad0b4"/>
    </style:style>
    <style:style style:name="P55" style:family="paragraph" style:parent-style-name="Preformatted" style:master-page-name="Standard">
      <style:paragraph-properties fo:text-align="justify" style:justify-single-word="false" style:page-number="auto">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language="es" fo:country="ES" style:font-name-asian="Courier New"/>
    </style:style>
    <style:style style:name="T1" style:family="text">
      <style:text-properties officeooo:rsid="001ac6b5"/>
    </style:style>
    <style:style style:name="T2" style:family="text">
      <style:text-properties officeooo:rsid="001f6d45"/>
    </style:style>
    <style:style style:name="T3" style:family="text">
      <style:text-properties fo:language="es" fo:country="ES"/>
    </style:style>
    <style:style style:name="T4" style:family="text">
      <style:text-properties fo:language="es" fo:country="ES" officeooo:rsid="002a74f9" fo:background-color="#ffffff" loext:char-shading-value="0"/>
    </style:style>
    <style:style style:name="T5" style:family="text">
      <style:text-properties fo:language="es" fo:country="ES" officeooo:rsid="00307ac3" fo:background-color="#ffffff" loext:char-shading-value="0"/>
    </style:style>
    <style:style style:name="T6" style:family="text">
      <style:text-properties fo:color="#000080" fo:language="es" fo:country="ES"/>
    </style:style>
    <style:style style:name="T7" style:family="text">
      <style:text-properties fo:font-weight="bold" style:font-weight-asian="bold" style:font-weight-complex="bold"/>
    </style:style>
    <style:style style:name="T8" style:family="text">
      <style:text-properties fo:font-weight="bold" officeooo:rsid="00190124" fo:background-color="#ffffff" loext:char-shading-value="0" style:font-weight-asian="bold" style:font-weight-complex="bold"/>
    </style:style>
    <style:style style:name="T9" style:family="text">
      <style:text-properties officeooo:rsid="0012ccfa"/>
    </style:style>
    <style:style style:name="T10" style:family="text">
      <style:text-properties officeooo:rsid="001839b4"/>
    </style:style>
    <style:style style:name="T11" style:family="text">
      <style:text-properties fo:background-color="#ffffff" loext:char-shading-value="0"/>
    </style:style>
    <style:style style:name="T12" style:family="text">
      <style:text-properties officeooo:rsid="001839b4" fo:background-color="#ffffff" loext:char-shading-value="0"/>
    </style:style>
    <style:style style:name="T13" style:family="text">
      <style:text-properties officeooo:rsid="00190124" fo:background-color="#ffffff" loext:char-shading-value="0"/>
    </style:style>
    <style:style style:name="T14" style:family="text">
      <style:text-properties fo:font-variant="normal" fo:text-transform="none" fo:color="#000000" fo:font-size="10pt" fo:letter-spacing="normal" fo:font-style="normal" fo:font-weight="normal" officeooo:rsid="002e8036" style:font-name-asian="Times New Roman" style:font-size-asian="10pt" style:font-style-asian="normal" style:font-name-complex="Arial" style:font-size-complex="10pt" style:language-complex="ar" style:country-complex="SA" style:font-style-complex="normal"/>
    </style:style>
    <style:style style:name="T15" style:family="text">
      <style:text-properties fo:font-variant="normal" fo:text-transform="none" fo:color="#000000" fo:font-size="10pt" fo:letter-spacing="normal" fo:font-style="normal" fo:font-weight="normal" officeooo:rsid="001839b4" style:font-name-asian="Times New Roman" style:font-size-asian="10pt" style:font-style-asian="normal" style:font-name-complex="Arial" style:font-size-complex="10pt" style:language-complex="ar" style:country-complex="SA" style:font-style-complex="normal"/>
    </style:style>
    <style:style style:name="T16" style:family="text">
      <style:text-properties officeooo:rsid="00216c94"/>
    </style:style>
    <style:style style:name="T17" style:family="text">
      <style:text-properties style:font-name="Arial" style:font-name-complex="Arial"/>
    </style:style>
    <style:style style:name="T18" style:family="text">
      <style:text-properties style:font-name="Arial" officeooo:rsid="0023160a" style:font-name-complex="Arial"/>
    </style:style>
    <style:style style:name="T19" style:family="text">
      <style:text-properties style:font-name="Arial" officeooo:rsid="002d3532" style:font-name-complex="Arial"/>
    </style:style>
    <style:style style:name="T20" style:family="text">
      <style:text-properties style:font-name="Arial" officeooo:rsid="00312289" style:font-name-complex="Arial"/>
    </style:style>
    <style:style style:name="T21" style:family="text">
      <style:text-properties fo:color="#757578" style:font-name="Arial2"/>
    </style:style>
    <style:style style:name="T22" style:family="text">
      <style:text-properties fo:color="#757578" style:font-name="Arial2" officeooo:rsid="000d0329"/>
    </style:style>
    <style:style style:name="T23" style:family="text">
      <style:text-properties fo:color="#757578" style:font-name="Arial2" officeooo:rsid="00216c94"/>
    </style:style>
    <style:style style:name="T24" style:family="text">
      <style:text-properties fo:color="#757578" style:font-name="Arial2" officeooo:rsid="00243f25"/>
    </style:style>
    <style:style style:name="T25" style:family="text">
      <style:text-properties fo:color="#757578" style:font-name="Arial2" fo:font-size="11pt" fo:language="es" fo:country="ES" style:font-size-asian="11pt" style:font-size-complex="11pt"/>
    </style:style>
    <style:style style:name="T26" style:family="text">
      <style:text-properties fo:color="#757578" style:font-name="Arial2" fo:font-size="11pt" fo:language="es" fo:country="ES" officeooo:rsid="00216c94" style:font-size-asian="11pt" style:font-size-complex="11pt"/>
    </style:style>
    <style:style style:name="T27" style:family="text">
      <style:text-properties fo:color="#757578" style:font-name="Arial2" fo:font-size="11pt" fo:language="es" fo:country="ES" officeooo:rsid="002d3532" style:font-name-asian="Times New Roman" style:font-size-asian="11pt" style:font-name-complex="Arial" style:font-size-complex="11pt" style:language-complex="ar" style:country-complex="SA"/>
    </style:style>
    <style:style style:name="T28" style:family="text">
      <style:text-properties fo:color="#757578" style:font-name="Arial" fo:font-size="11pt" fo:language="es" fo:country="ES" officeooo:rsid="00216c94" style:font-size-asian="11pt" style:font-name-complex="Arial" style:font-size-complex="11pt"/>
    </style:style>
    <style:style style:name="T29" style:family="text">
      <style:text-properties fo:color="#757578" style:font-name="Arial" fo:font-size="11pt" fo:language="es" fo:country="ES" officeooo:rsid="002e8036" style:font-size-asian="11pt" style:font-name-complex="Arial" style:font-size-complex="11pt"/>
    </style:style>
    <style:style style:name="T30" style:family="text">
      <style:text-properties fo:color="#757578" style:font-name="Arial" fo:font-size="11pt" fo:language="es" fo:country="ES" officeooo:rsid="00243f25" style:font-size-asian="11pt" style:font-name-complex="Arial" style:font-size-complex="11pt"/>
    </style:style>
    <style:style style:name="T31" style:family="text">
      <style:text-properties fo:color="#757578" style:font-name="Arial" fo:font-size="11pt" fo:language="es" fo:country="ES" officeooo:rsid="0023160a" style:font-size-asian="11pt" style:font-name-complex="Arial" style:font-size-complex="11pt"/>
    </style:style>
    <style:style style:name="T32" style:family="text">
      <style:text-properties fo:color="#757578" style:font-name="Arial" fo:font-size="11pt" fo:language="es" fo:country="ES" fo:font-weight="bold" officeooo:rsid="0023160a" style:font-size-asian="11pt" style:font-weight-asian="bold" style:font-name-complex="Arial" style:font-size-complex="11pt" style:font-weight-complex="bold"/>
    </style:style>
    <style:style style:name="T33" style:family="text">
      <style:text-properties fo:color="#757578" style:font-name="Arial" fo:font-size="11pt" fo:language="es" fo:country="ES" officeooo:rsid="002e8036" style:font-name-asian="Times New Roman" style:font-size-asian="11pt" style:font-name-complex="Arial" style:font-size-complex="11pt" style:language-complex="ar" style:country-complex="SA"/>
    </style:style>
    <style:style style:name="T34" style:family="text">
      <style:text-properties officeooo:rsid="000d0329"/>
    </style:style>
    <style:style style:name="T35" style:family="text">
      <style:text-properties officeooo:rsid="00243f25"/>
    </style:style>
    <style:style style:name="T36" style:family="text">
      <style:text-properties officeooo:rsid="002a74f9"/>
    </style:style>
    <style:style style:name="T37" style:family="text">
      <style:text-properties officeooo:rsid="002b9d81"/>
    </style:style>
    <style:style style:name="T38" style:family="text">
      <style:text-properties officeooo:rsid="002d3532"/>
    </style:style>
    <style:style style:name="T39" style:family="text">
      <style:text-properties officeooo:rsid="002e8036"/>
    </style:style>
    <style:style style:name="T40" style:family="text">
      <style:text-properties officeooo:rsid="002fe6f1"/>
    </style:style>
    <style:style style:name="T41" style:family="text">
      <style:text-properties fo:color="#000000" style:font-name="Arial" fo:font-size="10pt" fo:language="es" fo:country="ES" officeooo:rsid="00307ac3" fo:background-color="#ffffff" loext:char-shading-value="0" style:font-name-asian="Times New Roman" style:font-size-asian="10pt" style:font-name-complex="Arial" style:font-size-complex="10pt" style:language-complex="ar" style:country-complex="S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 text:c="8"/></text:p>
      <text:p text:style-name="P15">Máster interuniversitario de Bioestadística y Bioinformática</text:p>
      <text:p text:style-name="P15">Análisis de datos Ómicos (M0-157) </text:p>
      <text:p text:style-name="P14">Primera prueba de evaluación <text:span text:style-name="T35">continua.</text:span></text:p>
      <text:p text:style-name="P13"/>
      <text:p text:style-name="P30">Fecha publicación del enunciado: <text:span text:style-name="T38">8</text:span>-<text:span text:style-name="T16">04</text:span>-20<text:span text:style-name="T16">21</text:span></text:p>
      <text:p text:style-name="P31"><text:span text:style-name="T17">Fecha límite de entrega de la solución: </text:span><text:span text:style-name="T18">2</text:span><text:span text:style-name="T19">9</text:span><text:span text:style-name="T17">-</text:span><text:span text:style-name="T18">04</text:span><text:span text:style-name="T17">-20</text:span><text:span text:style-name="T18">2</text:span><text:span text:style-name="T20">1</text:span></text:p>
      <text:p text:style-name="P29">Presentación</text:p>
      <text:p text:style-name="P24"><text:span text:style-name="T21">Esta PEC consta de ejercicios similares a los discutidos en </text:span><text:span text:style-name="T22">los</text:span><text:span text:style-name="T21"> debate</text:span><text:span text:style-name="T22">s</text:span><text:span text:style-name="T21"> con los que podréis contrastar vuestra asimilación de los conceptos y métodos presentados </text:span>en<text:span text:style-name="T21"> la </text:span><text:span text:style-name="T24">primera parte del curso</text:span><text:span text:style-name="T21">.</text:span></text:p>
      <text:p text:style-name="P27">Objetivos</text:p>
      <text:p text:style-name="P24"><text:span text:style-name="T21">El objetivo de esta PEC es ilustrar </text:span><text:span text:style-name="T23">el proceso de análisis de microarrays mediante la realización de un estudio, de principio a fin, tal como se llevará a cabo en una situación real. </text:span></text:p>
      <text:p text:style-name="P27">Descripción de la PEC</text:p>
      <text:p text:style-name="P20"><text:span text:style-name="T16">La PEC se basará en los datos de un estudio depositado en GEO con identificador “GSE46687” derivado de un estudio sobre identificación de genes que intervienen en la patogénesis del síndrome de Turner. Utilizando los archivos .CEL descargados del sitio y una función ad-hoc que os proporcionaremos deberéis crear un subconjunto de muestras que será el que analizaréis</text:span></text:p>
      <text:p text:style-name="P25"><text:span text:style-name="T27">D</text:span><text:span text:style-name="T26">eberéis: (i) Plantear las cuestiones que deseáis responder (ii) Realizar los análisis necesarios y (iii) Elaborar un informe explicando problemas, métodos, resultados y discusión.</text:span><text:span text:style-name="T25"> Recordad que tan importante como el resultado es el razonamiento y el proceso que os leva a ello, es decir el consultor debe poder ver no tan sólo donde habéis llegado sino también como y porque habéis llegado hasta allí.</text:span></text:p>
      <text:p text:style-name="P27">Recursos</text:p>
      <text:p text:style-name="P19">Los recursos para la solución de la PEC son los que se <text:span text:style-name="T35">han proporcionado en el aula </text:span>para las <text:span text:style-name="T35">primeras</text:span> unidades, <text:s/><text:span text:style-name="T35">es decir los materiales del curso y casos de estudio</text:span>.</text:p>
      <text:p text:style-name="P27">Criterios de valoración</text:p>
      <text:p text:style-name="P22">Tal como se indica en el plan docente, la PEC vale el 40% de la nota.</text:p>
      <text:p text:style-name="P27">Có<text:span text:style-name="T34">digo de honor</text:span></text:p>
      <text:p text:style-name="P21">Cuando presentáis ejercicios individuales os adherís al código de honor de la UOC, <text:s/>con el que os comprometéis a no compartir vuestro trabajo con otros compañeros o a solicitar de su parte que ellos lo hagan. Asimismo aceptáis que, de proceder así, es decir, en caso de copia probada, la calificación total de la PEC será de cero, independientemente del papel (copiado o copiador) o la cantidad (un ejercicio o todos) de copia detectada.</text:p>
      <text:p text:style-name="P28">Formato </text:p>
      <text:p text:style-name="P26"><text:span text:style-name="T28">Para hacer la entrega se tiene que enviar un mensaje al buzón de entregas del aula. En este mensaje debéis adjuntar </text:span><text:span text:style-name="T32">únicamente </text:span><text:span text:style-name="T28">un fichero .pdf </text:span><text:span text:style-name="T29">o .html </text:span><text:span text:style-name="T28">(obtenido a partir de vuestr</text:span><text:span text:style-name="T30">o archivo Rmarkdown</text:span><text:span text:style-name="T28">). El nombre del fichero debe ser la composición de vuestro apellido y vuestro nombre seguido de “_</text:span><text:span text:style-name="T31">ADO</text:span><text:span text:style-name="T28">_PEC1.doc” (por ejemplo: si vuestro nombre es “</text:span><text:span text:style-name="T33">Hadly</text:span><text:span text:style-name="T28"> </text:span><text:span text:style-name="T33">Wickam</text:span><text:span text:style-name="T28">”, el fichero debe llamarse “</text:span><text:span text:style-name="T29">wickam</text:span><text:span text:style-name="T28">_</text:span><text:span text:style-name="T29">hadly</text:span><text:span text:style-name="T28">_</text:span><text:span text:style-name="T31">ADO</text:span><text:span text:style-name="T28">_PEC1.</text:span><text:span text:style-name="T31">pdf</text:span><text:span text:style-name="T28">”). </text:span></text:p>
      <text:p text:style-name="P23"><text:soft-page-break/>No olvidéis de poner vuestro nombre y apellidos en el informe!!!</text:p>
      <text:p text:style-name="P18"/>
      <text:h text:style-name="P50" text:outline-level="1"><text:span text:style-name="T37">Selección de las muestras para el análisis</text:span></text:h>
      <text:p text:style-name="P32"/>
      <text:p text:style-name="P11">Lo primero que debéis hacer es <text:span text:style-name="T39">escoger las muestras que incluiréis en el estudio. Para ello debéis ejecutar el fragmento de código siguiente, pasando como argumento a la función vuestro número de identificación de la UOC (sin letras). </text:span></text:p>
      <text:p text:style-name="P45"/>
      <text:p text:style-name="P16"><text:span text:style-name="T14">s</text:span><text:span text:style-name="T15">electSamples&lt;- function (myID){</text:span></text:p>
      <text:p text:style-name="P47"><text:s text:c="2"/>set.seed(myID)</text:p>
      <text:p text:style-name="P47"><text:s text:c="2"/>selected &lt;- c(sample(1:10, 6),11, sample(12:26, 5), sample(27:36,6))</text:p>
      <text:p text:style-name="P47"><text:s text:c="2"/>selected &lt;- sort(selected)</text:p>
      <text:p text:style-name="P47"><text:s/>}</text:p>
      <text:p text:style-name="P47"/>
      <text:p text:style-name="P46">Esta función os retornará 18 valores que utilizaréis para subsetear el objeto “targetsAll” creando vuestro targets propio. En el ejemplo ID es 1234567 y llamaos a nuestro objeto targets “myTargets”</text:p>
      <text:p text:style-name="P49"/>
      <text:p text:style-name="P48">mySelected &lt;- selectSamples(1234567)</text:p>
      <text:p text:style-name="P48">targetsAll &lt;-read.csv(file="targetsAll.csv", row.names = 1, head=TRUE)</text:p>
      <text:p text:style-name="P48">myTargets &lt;- targetsAll[mySelected,]</text:p>
      <text:p text:style-name="P12"/>
      <text:p text:style-name="P12">Este objeto “myTargets” os permitirá leer únicamente un subconjunto de 18 muestras (distinto para cada uno de vosotros) con el que realizaréis los análisis.</text:p>
      <text:h text:style-name="P51" text:outline-level="1">“Pipeline” <text:span text:style-name="T10">de a</text:span>n<text:span text:style-name="T10">á</text:span>l<text:span text:style-name="T10">i</text:span>sis</text:h>
      <text:p text:style-name="P7">Tal como habéis aprendido en esta unidad un análisis de microarrays suele seguir una serie de pasos ordenados. El proceso estándar consistirá en:</text:p>
      <text:p text:style-name="P5"/>
      <text:list xml:id="list24834323" text:style-name="L1">
        <text:list-item>
          <text:p text:style-name="P33">Identificar que grupos hay y a qué grupo pertenece cada muestra.</text:p>
        </text:list-item>
        <text:list-item>
          <text:p text:style-name="P33"><text:span text:style-name="T40">Exploración y c</text:span>ontrol de calidad de los datos crudos</text:p>
        </text:list-item>
        <text:list-item>
          <text:p text:style-name="P35">Normaliza<text:span text:style-name="T10">ción</text:span></text:p>
        </text:list-item>
        <text:list-item>
          <text:p text:style-name="P34">[Control de calidad de los datos normalizados] (opcional)</text:p>
        </text:list-item>
        <text:list-item>
          <text:p text:style-name="P35">Fil<text:span text:style-name="T10">traje no específico [opcional]</text:span></text:p>
        </text:list-item>
        <text:list-item>
          <text:p text:style-name="P35">Identifica<text:span text:style-name="T10">ción de genes diferencialmente expresados</text:span></text:p>
        </text:list-item>
        <text:list-item>
          <text:p text:style-name="P35">Anota<text:span text:style-name="T10">ción de los resultados</text:span></text:p>
        </text:list-item>
        <text:list-item>
          <text:p text:style-name="P34">Comparación entre distintas comparaciones (si hay más de una comparación, ver que genes han sido seleccionados en más de una comparación)</text:p>
        </text:list-item>
        <text:list-item>
          <text:p text:style-name="P37">Análisis <text:span text:style-name="T1">de </text:span>significación biológica <text:span text:style-name="T1">(“Gene Enrichment Analysis”)</text:span></text:p>
        </text:list-item>
      </text:list>
      <text:p text:style-name="P4">Los capítulos 4 a 7 de los materiales muestran como llevar a cabo cada paso utilizando bioconductor.</text:p>
      <text:p text:style-name="P4"/>
      <text:h text:style-name="P52" text:outline-level="1">Informe del análisis</text:h>
      <text:p text:style-name="P4">Una vez realizado el análisis debéis redactar un informe exponiendo qué habéis hecho, como lo habéis hecho y qué resultados habéis obtenido.</text:p>
      <text:p text:style-name="P8"><text:span text:style-name="T12">C</text:span><text:span text:style-name="T11">omo cualquier informe científico-técnico vuestro informe tiene que tener las partes siguientes:</text:span></text:p>
      <text:list xml:id="list2382546872" text:style-name="L2">
        <text:list-item>
          <text:p text:style-name="P36"><text:span text:style-name="T8">Abstract</text:span><text:span text:style-name="T13">, con un resumen breve de no más de cinco líneas.</text:span></text:p>
        </text:list-item>
        <text:list-item>
          <text:p text:style-name="P36"><text:span text:style-name="T7">Objetivos</text:span>: Que se pretende con este estudio</text:p>
        </text:list-item>
        <text:list-item>
          <text:p text:style-name="P39">Materiales y Métodos</text:p>
          <text:list>
            <text:list-item>
              <text:p text:style-name="P41">Naturaleza de los datos, tipo de experimento, diseño experimental, tipo de microarrays utilizados,…</text:p>
            </text:list-item>
            <text:list-item>
              <text:p text:style-name="P41">Métodos que habéis utilizado en el análisis: </text:p>
              <text:list>
                <text:list-item>
                  <text:p text:style-name="P41"><text:span text:style-name="T9">­</text:span>Procedimiento general de análisis (pasos, “workflow” o “pipeline” que habéis seguido)</text:p>
                </text:list-item>
              </text:list>
            </text:list-item>
            <text:list-item>
              <text:p text:style-name="P41"><text:soft-page-break/>Que habéis hecho en cada paso (NO ES PRECISO entrar en el detalle de los métodos, más bien hacer una descripción cualitativa indicando porque se ha llevado a cabo cada paso, y cual ha sido el “input” suministrado al procedimiento y el “output” obtenido.</text:p>
            </text:list-item>
          </text:list>
        </text:list-item>
        <text:list-item>
          <text:p text:style-name="P40">Resultados</text:p>
          <text:list>
            <text:list-item>
              <text:p text:style-name="P41">Que se obtiene como resultado del análisis</text:p>
            </text:list-item>
          </text:list>
        </text:list-item>
        <text:list-item>
          <text:p text:style-name="P40">Discusión</text:p>
          <text:list>
            <text:list-item>
              <text:p text:style-name="P41">Que limitaciones consideramos que pueden haber en el estudio (si consideramos que hay alguna…)</text:p>
            </text:list-item>
          </text:list>
        </text:list-item>
        <text:list-item>
          <text:p text:style-name="P41"><text:span text:style-name="T7">Conclusión</text:span>: NO HACE FALTA. Vuestro “rol” aquí es técnico. Como bioinformáticos se os presupondrá la capacidad de manejar la información biológica mediante los programas adecuados, pero ello no implica que debáis tener los conocimientos específicos que puede requerir la interpretación biológica de los resultados.</text:p>
        </text:list-item>
        <text:list-item>
          <text:p text:style-name="P41"><text:span text:style-name="T7">Apéndice</text:span>: Podéis poner el código de R que hayáis utilizado en un apéndice con comentarios.</text:p>
        </text:list-item>
      </text:list>
      <text:p text:style-name="P10"/>
      <text:h text:style-name="P53" text:outline-level="2">Algunos comentarios sobre el formato de entrega</text:h>
      <text:list xml:id="list3743259762" text:style-name="WW8Num2">
        <text:list-item>
          <text:p text:style-name="P42">La estructura indicada no es más que una propuesta. Podéis modificarla o adaptarla según vuestro propio criterio.</text:p>
        </text:list-item>
        <text:list-item>
          <text:p text:style-name="P42">Procurad facilitar la revisión</text:p>
          <text:list>
            <text:list-item>
              <text:p text:style-name="P42">Tabla de contenidos</text:p>
            </text:list-item>
            <text:list-item>
              <text:p text:style-name="P43">Secciones y subsecciones bien organizadas.</text:p>
            </text:list-item>
            <text:list-item>
              <text:p text:style-name="P42">Gráficos bien centrados, preferiblemente con número y pie</text:p>
            </text:list-item>
            <text:list-item>
              <text:p text:style-name="P42">Código o salida en formato courier y bien justificado</text:p>
            </text:list-item>
            <text:list-item>
              <text:p text:style-name="P42">Páginas numeradas</text:p>
            </text:list-item>
            <text:list-item>
              <text:p text:style-name="P44">Referencia bibliográficas completas.</text:p>
            </text:list-item>
          </text:list>
        </text:list-item>
      </text:list>
      <text:p text:style-name="P4"/>
      <text:p text:style-name="P17"><text:bookmark text:name="result_box3"/><text:span text:style-name="T4">Una cosa importante: El informe NO DEBE SER una colección de salidas de R como en algunos de los scripts y markdown de ejemplo que os he ido facilitando. Podéis </text:span><text:span text:style-name="T41">intercalar fragmentos de </text:span><text:span text:style-name="T4">R </text:span><text:span text:style-name="T5">en el texto</text:span><text:span text:style-name="T4"> si lo consideráis interesante pero tenéis que separar el informe del código </text:span><text:span text:style-name="T5">(poniendo el código en un apendice sencillo de reproducir).</text:span></text:p>
      <text:p text:style-name="P38"/>
      <text:p text:style-name="P6">Si, como es de esperar, trabajáis con Rmarkdown os será muy sencillo ocultar las salidas de código que no deseáis mostrar utilizando las opciones del paquete knitr.</text:p>
      <text:p text:style-name="P9"/>
      <text:p text:style-name="P3">Observad especialmente que el objetivo de la práctica no es que generéis un “tocho” con un montón de información cogida de todas partes (que luego yo deberé leer) sino que realicéis un trabajo de síntesis que <text:span text:style-name="T36">ilustre, de forma general,</text:span> el proceso que va desde que el investigador se presenta delante vuestro diciendo “tengo unos datos que me gustaría que analicéis” hasta que le presentáis un informe con un “esto es lo que ha salido”.</text:p>
      <text:p text:style-name="P3"/>
      <text:h text:style-name="P54"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Arial2"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fo:color="#0000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tyle="italic" style:font-style-asian="italic"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color="#000000"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Preformatted"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name-complex="Courier New" style:font-family-complex="'Courier New'" style:font-family-generic-complex="modern"/>
    </style:style>
    <style:style style:name="Texto_20_independiente_20_21" style:display-name="Texto independiente 21" style:family="paragraph" style:parent-style-name="Standard">
      <style:paragraph-properties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Instruccions" style:family="paragraph" style:parent-style-name="Standard">
      <style:paragraph-properties fo:text-align="justify" style:justify-single-word="false" fo:padding-left="0.141cm" fo:padding-right="0.141cm" fo:padding-top="0.035cm" fo:padding-bottom="0.035cm" fo:border="0.51pt solid #000000" style:text-autospace="none"/>
      <style:text-properties style:use-window-font-color="true" fo:font-size="10pt" fo:font-weight="bold" style:font-size-asian="10pt" style:font-weight-asian="bold"/>
    </style:style>
    <style:style style:name="Text_20_body_20_indent" style:display-name="Text body indent" style:family="paragraph" style:parent-style-name="Standard" style:class="text">
      <style:paragraph-properties fo:margin-left="0.751cm" fo:margin-right="0cm" fo:text-align="justify" style:justify-single-word="false" fo:text-indent="0cm" style:auto-text-indent="false"/>
    </style:style>
    <style:style style:name="Texto_20_de_20_bloque1" style:display-name="Texto de bloque1" style:family="paragraph" style:parent-style-name="Standard">
      <loext:graphic-properties draw:fill="solid" draw:fill-color="#bfbfbf" draw:opacity="100%"/>
      <style:paragraph-properties fo:margin-left="3.501cm" fo:margin-right="9.499cm" fo:text-align="center" style:justify-single-word="false" fo:text-indent="0cm" style:auto-text-indent="false" fo:background-color="#bfbfbf" fo:padding-left="0.141cm" fo:padding-right="0.141cm" fo:padding-top="0.035cm" fo:padding-bottom="0.035cm" fo:border="0.51pt solid #000000"/>
      <style:text-properties fo:color="#ff0000" fo:font-size="8pt" style:font-size-asian="8pt"/>
    </style:style>
    <style:style style:name="Sangría_20_2_20_de_20_t._20_independiente1" style:display-name="Sangría 2 de t. independiente1" style:family="paragraph" style:parent-style-name="Standard">
      <style:paragraph-properties fo:margin-left="0.75cm" fo:margin-right="0cm" fo:margin-top="0cm" fo:margin-bottom="0.106cm" loext:contextual-spacing="false" fo:text-align="justify" style:justify-single-word="false" fo:text-indent="0cm" style:auto-text-indent="fals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comentario1" style:display-name="Texto comentario1" style:family="paragraph" style:parent-style-name="Standard">
      <style:text-properties fo:font-size="10pt" style:font-size-asian="10pt"/>
    </style:style>
    <style:style style:name="Asunto_20_del_20_comentario" style:display-name="Asunto del comentario" style:family="paragraph" style:parent-style-name="Texto_20_comentario1" style:next-style-name="Texto_20_comentario1">
      <style:text-properties fo:font-weight="bold" style:font-weight-asian="bold" style:font-weight-complex="bold"/>
    </style:style>
    <style:style style:name="Footnote" style:family="paragraph" style:parent-style-name="Standard" style:class="extra">
      <style:text-properties fo:color="#000000" fo:font-size="10pt" style:font-size-asian="10pt" style:font-name-complex="Times New Roman" style:font-family-complex="'Times New Roman'" style:font-family-generic-complex="roman"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UOC_5f_normal" style:display-name="UOC_normal" style:family="paragraph" style:parent-style-name="Standard" style:class="text">
      <style:paragraph-properties fo:margin-top="0.141cm" fo:margin-bottom="0.141cm" loext:contextual-spacing="false"/>
      <style:text-properties fo:color="#808080" style:font-name="Arial1" fo:font-family="Arial" style:font-style-name="Normal" style:font-family-generic="swiss" style:font-pitch="variable" fo:font-size="11pt" style:font-size-asian="11pt" style:font-size-complex="11pt"/>
    </style:style>
    <style:style style:name="UOC_5f_titol" style:display-name="UOC_titol" style:family="paragraph" style:parent-style-name="Standard" style:class="text">
      <style:paragraph-properties fo:margin-top="0.141cm" fo:margin-bottom="0.141cm" loext:contextual-spacing="false" style:shadow="none">
        <style:tab-stops/>
      </style:paragraph-properties>
      <style:text-properties fo:color="#0045ad" style:font-name="Arial2" fo:font-family="Arial" style:font-family-generic="roman" style:font-pitch="variable" fo:font-size="14pt" fo:font-weight="bold" style:font-size-asian="14pt" style:font-weight-asian="bold" style:font-size-complex="4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Book Antiqua" fo:font-family="'Book Antiqu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Ref._20_de_20_comentario1" style:display-name="Ref. de comentario1" style:family="text" style:parent-style-name="Fuente_20_de_20_párrafo_20_predeter.1">
      <style:text-properties fo:font-size="8pt" style:font-size-asian="8pt" style:font-size-complex="8pt"/>
    </style:style>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pitch="variable"/>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pitch="variable"/>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pitch="variable"/>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pitch="variable"/>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pitch="variable"/>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fo:language="es" fo:country="ES" officeooo:paragraph-rsid="001f6d45"/>
    </style:style>
    <style:style style:name="MP2" style:family="paragraph" style:parent-style-name="Header">
      <style:text-properties fo:language="es" fo:country="ES"/>
    </style:style>
    <style:style style:name="MP3" style:family="paragraph" style:parent-style-name="Standard">
      <style:text-properties fo:language="es" fo:country="ES"/>
    </style:style>
    <style:style style:name="MT1" style:family="text">
      <style:text-properties officeooo:rsid="001ac6b5"/>
    </style:style>
    <style:style style:name="MT2" style:family="text">
      <style:text-properties officeooo:rsid="001f6d45"/>
    </style:style>
    <style:style style:name="MT3" style:family="text">
      <style:text-properties fo:language="es" fo:country="ES"/>
    </style:style>
    <style:style style:name="MT4" style:family="text">
      <style:text-properties fo:color="#000080" fo:language="es" fo:country="ES"/>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997cm" fo:margin-right="2.997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19cm" fo:margin-left="0cm" fo:margin-right="0cm" fo:margin-top="1.12cm" style:dynamic-spacing="true"/>
      </style:footer-style>
    </style:page-layout>
    <style:page-layout style:name="Mpm2">
      <style:page-layout-properties fo:page-width="21.001cm" fo:page-height="29.7cm" style:num-format="1" style:print-orientation="portrait" fo:margin-top="2.489cm" fo:margin-bottom="2.489cm" fo:margin-left="2.997cm" fo:margin-right="2.997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1" text:anchor-type="paragraph" svg:width="15.007cm" svg:height="1.422cm" draw:z-index="2"><draw:image xlink:href="Pictures/10000000000002A300000040E815716A2DA1D016.png" xlink:type="simple" xlink:show="embed" xlink:actuate="onLoad" loext:mime-type="image/png"/></draw:frame></text:p>
        <text:p text:style-name="MP1"><text:span text:style-name="MT1">Primera </text:span>Prueba de Evaluación Continua<text:tab/><text:tab/>Análisis de <text:span text:style-name="MT2">Datos Ómicos</text:span></text:p>
        <text:p text:style-name="MP1"><text:tab/></text:p>
        <text:p text:style-name="MP2"><text:tab/></text:p>
      </style:header>
      <style:footer>
        <text:p text:style-name="Footer"><text:span text:style-name="Page_20_Number"><text:span text:style-name="MT3"><text:tab/><text:tab/></text:span></text:span><text:span text:style-name="MT4"> </text:span><text:span text:style-name="MT4"><text:page-number text:select-page="current">3</text:page-number></text:span><text:span text:style-name="MT4"><text:s/>de </text:span><text:span text:style-name="MT4"><text:page-count style:num-format="1">3</text:page-count></text:span></text:p>
      </style:footer>
    </style:master-page>
    <style:master-page style:name="First_20_Page" style:display-name="First Page" style:page-layout-name="Mpm2"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ersions:</dc:title>
    <meta:initial-creator>UOC</meta:initial-creator>
    <meta:creation-date>2009-04-08T08:08:00</meta:creation-date>
    <dc:date>2021-04-08T14:58:19.419000000</dc:date>
    <meta:print-date>2005-10-03T17:16:00</meta:print-date>
    <meta:editing-cycles>15</meta:editing-cycles>
    <meta:editing-duration>PT2H6M22S</meta:editing-duration>
    <meta:generator>LibreOffice/5.4.5.1$Windows_X86_64 LibreOffice_project/79c9829dd5d8054ec39a82dc51cd9eff340dbee8</meta:generator>
    <meta:document-statistic meta:table-count="0" meta:image-count="1" meta:object-count="0" meta:page-count="3" meta:paragraph-count="78" meta:word-count="1140" meta:character-count="7201" meta:non-whitespace-character-count="6138"/>
    <meta:user-defined meta:name="Informació 1"/>
    <meta:user-defined meta:name="Informació 2"/>
    <meta:user-defined meta:name="Informació 3"/>
    <meta:user-defined meta:name="Informació 4"/>
  </office:meta>
</office:document-meta>
</file>